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2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ize="14pt" style:font-size-asian="14pt" style:font-size-complex="14pt"/>
    </style:style>
    <style:style style:name="P4" style:family="paragraph" style:parent-style-name="Standard" style:master-page-name="Standard">
      <style:paragraph-properties fo:margin-left="0.5in" fo:margin-right="0in" fo:margin-top="0in" fo:margin-bottom="0in" loext:contextual-spacing="false" fo:text-indent="0in" style:auto-text-indent="false" style:page-number="1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break-before="page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style:text-underline-style="none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IEEE Transactions on Software Engineering</text:span></text:p>
      <text:p text:style-name="P2"/>
      <text:list xml:id="list2598258850330800901" text:style-name="WWNum1">
        <text:list-item>
          <text:p text:style-name="P5"><text:span text:style-name="T2">M. Tufano </text:span><text:span text:style-name="T3">et al</text:span><text:span text:style-name="T2">., "When and Why Your Code Starts to Smell Bad (and Whether the Smells Go Away)," in </text:span><text:span text:style-name="T3">IEEE Transactions on Software Engineering</text:span><text:span text:style-name="T2">, vol. 43, no. 11, pp. 1063-1088, 1 Nov. 2017.</text:span></text:p>
        </text:list-item>
      </text:list>
      <text:p text:style-name="P2"/>
      <text:list xml:id="list204755607620525" text:continue-numbering="true" text:style-name="WWNum1">
        <text:list-item>
          <text:p text:style-name="P5"><text:span text:style-name="T2">G. Georg, K. Anastasakis, B. Bordbar, S. H. Houmb, I. Ray and M. Toahchoodee, "Verification and Trade-Off Analysis of Security Properties in UML System Models," in </text:span><text:span text:style-name="T3">IEEE Transactions on Software Engineering</text:span><text:span text:style-name="T2">, vol. 36, no. 3, pp. 338-356, May-June 2010.</text:span></text:p>
        </text:list-item>
      </text:list>
      <text:p text:style-name="P2"/>
      <text:list xml:id="list204754357751020" text:continue-numbering="true" text:style-name="WWNum1">
        <text:list-item>
          <text:p text:style-name="P5"><text:span text:style-name="T2">M. Galster, D. Weyns, D. Tofan, B. Michalik and P. Avgeriou, "Variability in Software Systems—A Systematic Literature Review," in </text:span><text:span text:style-name="T3">IEEE Transactions on Software Engineering</text:span><text:span text:style-name="T2">, vol. 40, no. 3, pp. 282-306, March 2014.</text:span></text:p>
        </text:list-item>
      </text:list>
      <text:p text:style-name="P2"/>
      <text:list xml:id="list204753748281006" text:continue-numbering="true" text:style-name="WWNum1">
        <text:list-item>
          <text:p text:style-name="P5"><text:span text:style-name="T2">E. T. Barr, M. Harman, P. McMinn, M. Shahbaz and S. Yoo, "The Oracle Problem in Software Testing: A Survey," in </text:span><text:span text:style-name="T3">IEEE Transactions on Software Engineering</text:span><text:span text:style-name="T2">, vol. 41, no. 5, pp. 507-525, 1 May 2015.</text:span></text:p>
        </text:list-item>
      </text:list>
      <text:p text:style-name="P2"/>
      <text:list xml:id="list204754641374717" text:continue-numbering="true" text:style-name="WWNum1">
        <text:list-item>
          <text:p text:style-name="P5"><text:span text:style-name="T2">A. Ampatzoglou, A. Chatzigeorgiou, S. Charalampidou and P. Avgeriou, "The Effect of GoF Design Patterns on Stability: A Case Study," in </text:span><text:span text:style-name="T3">IEEE Transactions on Software Engineering</text:span><text:span text:style-name="T2">, vol. 41, no. 8, pp. 781-802, 1 Aug. 2015.</text:span></text:p>
        </text:list-item>
      </text:list>
      <text:p text:style-name="P2"/>
      <text:list xml:id="list204754628838922" text:continue-numbering="true" text:style-name="WWNum1">
        <text:list-item>
          <text:p text:style-name="P5"><text:span text:style-name="T2">C. Giardino, N. Paternoster, M. Unterkalmsteiner, T. Gorschek and P. Abrahamsson, "Software Development in Startup Companies: The Greenfield Startup Model," in </text:span><text:span text:style-name="T3">IEEE Transactions on Software Engineering</text:span><text:span text:style-name="T2">, vol. 42, no. 6, pp. 585-604, 1 June 2016.</text:span></text:p>
        </text:list-item>
      </text:list>
      <text:p text:style-name="P2"/>
      <text:list xml:id="list204753891228662" text:continue-numbering="true" text:style-name="WWNum1">
        <text:list-item>
          <text:p text:style-name="P5"><text:span text:style-name="T2">D. Fucci, H. Erdogmus, B. Turhan, M. Oivo and N. Juristo, "A Dissection of the Test-Driven Development Process: Does It Really Matter </text:span></text:p>
        </text:list-item>
      </text:list>
      <text:p text:style-name="P1"><text:span text:style-name="T2">to Test-First or to Test-Last?," in IEEE Transactions on Software Engineering, vol. 43, no. 7, pp. 597-614, 1 July 2017.</text:span></text:p>
      <text:p text:style-name="P2"/>
      <text:list xml:id="list204755768392740" text:continue-numbering="true" text:style-name="WWNum1">
        <text:list-item>
          <text:p text:style-name="P5"><text:span text:style-name="T2">H. Thimbleby, "Safer User Interfaces: A Case Study in Improving Number Entry," in </text:span><text:span text:style-name="T3">IEEE Transactions on Software Engineering</text:span><text:span text:style-name="T2">, vol. 41, no. 7, pp. 711-729, 1 July 2015.</text:span></text:p>
        </text:list-item>
      </text:list>
      <text:p text:style-name="P2"/>
      <text:list xml:id="list204754400477026" text:continue-numbering="true" text:style-name="WWNum1">
        <text:list-item>
          <text:p text:style-name="P5"><text:span text:style-name="T2">R. Scandariato, J. Walden, A. Hovsepyan and W. Joosen, "Predicting Vulnerable Software Components via Text Mining," in IEEE Transactions on Software Engineering, vol. 40, no. 10, pp. 993-1006, 1 Oct. 2014.</text:span></text:p>
        </text:list-item>
        <text:list-item>
          <text:p text:style-name="P5"><text:span text:style-name="T2">H. Zhu and I. Bayley, "On the Composability of Design Patterns," in IEEE Transactions on Software Engineering, vol. 41, no. 11, pp. 1138-1152, 1 Nov. 2015.</text:span></text:p>
        </text:list-item>
      </text:list>
      <text:p text:style-name="P2"/>
      <text:list xml:id="list204754197946650" text:continue-numbering="true" text:style-name="WWNum1">
        <text:list-item>
          <text:p text:style-name="P5"><text:span text:style-name="T2">K. Lano and S. Kolahdouz-Rahimi, "Model-Transformation Design Patterns," in </text:span><text:span text:style-name="T3">IEEE Transactions on Software Engineering</text:span><text:span text:style-name="T2">, vol. 40, no. 12, pp. 1224-1259, 1 Dec. 2014.</text:span></text:p>
        </text:list-item>
      </text:list>
      <text:p text:style-name="P2"/>
      <text:p text:style-name="P2"/>
      <text:list xml:id="list204754273121507" text:continue-numbering="true" text:style-name="WWNum1">
        <text:list-item>
          <text:p text:style-name="P5"><text:soft-page-break/><text:span text:style-name="T2">N. Ramasubbu and C. F. Kemerer, "Managing Technical Debt in Enterprise Software Packages," in IEEE Transactions on Software Engineering, vol. 40, no. 8, pp. 758-772, 1 Aug. 2014</text:span></text:p>
        </text:list-item>
      </text:list>
      <text:p text:style-name="P2"/>
      <text:list xml:id="list204755547580719" text:continue-numbering="true" text:style-name="WWNum1">
        <text:list-item>
          <text:p text:style-name="P5"><text:span text:style-name="T2">N. Mangano, T. D. LaToza, M. Petre and A. van der Hoek, "How Software Designers Interact with Sketches at the Whiteboard," in IEEE Transactions on Software Engineering, vol. 41, no. 2, pp. 135-156, 1 Feb. 2015.</text:span></text:p>
        </text:list-item>
      </text:list>
      <text:p text:style-name="P2"/>
      <text:list xml:id="list204755145116816" text:continue-numbering="true" text:style-name="WWNum1">
        <text:list-item>
          <text:p text:style-name="P5"><text:span text:style-name="T2">M. El-Attar, H. Luqman, P. Kárpáti, G. Sindre and A. L. Opdahl, "Extending the UML Statecharts Notation to Model Security Aspects," in </text:span><text:span text:style-name="T3">IEEE Transactions on Software Engineering</text:span><text:span text:style-name="T2">, vol. 41, no. 7, pp. 661-690, 1 July 2015.</text:span></text:p>
        </text:list-item>
      </text:list>
      <text:p text:style-name="P3"/>
      <text:p text:style-name="P1"><text:span text:style-name="T1">ACM Transactions on Software Engineering and Methodology (TOSEM)</text:span></text:p>
      <text:p text:style-name="P3"/>
      <text:p text:style-name="P3"/>
      <text:list xml:id="list204754733732813" text:continue-numbering="true" text:style-name="WWNum1">
        <text:list-item>
          <text:p text:style-name="P5"><text:span text:style-name="T2">Marcel Böhme. 2018. STADS: Software Testing as Species Discovery. ACM Trans. Softw. Eng. Methodol. 27, 2, Article 7 (June 2018), 52 pages.</text:span></text:p>
        </text:list-item>
      </text:list>
      <text:p text:style-name="P2"/>
      <text:list xml:id="list204754641908234" text:continue-numbering="true" text:style-name="WWNum1">
        <text:list-item>
          <text:p text:style-name="P5"><text:span text:style-name="T2">David Basin, Jürgen Doser, and Torsten Lodderstedt. 2006. Model driven security: From UML models to access control infrastructures. ACM Trans. Softw. Eng. Methodol. 15, 1 (January 2006), 39-91.</text:span></text:p>
        </text:list-item>
        <text:list-item>
          <text:p text:style-name="P5"><text:span text:style-name="T2">Yongjie Zheng, Cuong Cu, and Richard N. Taylor. 2018. Maintaining Architecture-Implementation Conformance to Support Architecture Centrality: From Single System to Product Line Development. </text:span><text:span text:style-name="T3">ACM Trans. Softw. Eng. Methodol.</text:span><text:span text:style-name="T2"> 27, 2, Article 8 (June 2018), 52 pages.</text:span></text:p>
        </text:list-item>
      </text:list>
      <text:p text:style-name="P6"/>
      <text:list xml:id="list204753984979036" text:continue-numbering="true" text:style-name="WWNum1">
        <text:list-item>
          <text:p text:style-name="P5"><text:span text:style-name="T2">Schmidt H., Jürjens J. (2011) Connecting Security Requirements Analysis and Secure Design Using Patterns and UMLsec. In: Mouratidis H., Rolland C. (eds) Advanced Information Systems Engineering. CAiSE 2011.</text:span></text:p>
        </text:list-item>
      </text:list>
      <text:p text:style-name="P2"/>
      <text:list xml:id="list204755103207804" text:continue-numbering="true" text:style-name="WWNum1">
        <text:list-item>
          <text:p text:style-name="P5"><text:span text:style-name="T2">F. Massacci and V. H. Nguyen, "An Empirical Methodology to Evaluate Vulnerability Discovery Models," in IEEE Transactions on Software Engineering, vol. 40, no. 12, pp. 1147-1162, 1 Dec. 2014.</text:span></text:p>
        </text:list-item>
      </text:list>
      <text:p text:style-name="P6"/>
      <text:p text:style-name="P2"/>
      <text:p text:style-name="P2"/>
      <text:list xml:id="list204755820484117" text:continue-numbering="true" text:style-name="WWNum1">
        <text:list-item>
          <text:p text:style-name="P5"><text:span text:style-name="T2">H. M. Chavez, W. Shen, R. B. France, B. A. Mechling and G. Li, "An Approach to Checking Consistency between UML Class Model and Its Java Implementation," in IEEE Transactions on Software Engineering, vol. 42, no. 4, pp. 322-344, 1 April 2016.</text:span></text:p>
        </text:list-item>
      </text:list>
      <text:p text:style-name="P2"/>
      <text:list xml:id="list204755533200304" text:continue-numbering="true" text:style-name="WWNum1">
        <text:list-item>
          <text:p text:style-name="P5"><text:span text:style-name="T2">W. Martin, F. Sarro, Y. Jia, Y. Zhang and M. Harman, "A Survey of App Store Analysis for Software Engineering," in IEEE Transactions on Software Engineering, vol. 43, no. 9, pp. 817-847, 1 Sept. 2017.</text:span></text:p>
        </text:list-item>
      </text:list>
      <text:p text:style-name="P2"/>
      <text:list xml:id="list204754370200401" text:continue-numbering="true" text:style-name="WWNum1">
        <text:list-item>
          <text:p text:style-name="P5"><text:span text:style-name="T2">C. Huang, D. A. Peled, S. Schewe and F. Wang, "A Game-Theoretic Foundation for the Maximum Software Resilience against Dense Errors," in IEEE Transactions on Software Engineering, vol. 42, no. 7, pp. 605-622, 1 July 2016.</text:span></text:p>
        </text:list-item>
      </text:list>
      <text:p text:style-name="P2"/>
      <text:list xml:id="list204754059017904" text:continue-numbering="true" text:style-name="WWNum1">
        <text:list-item>
          <text:p text:style-name="P5"><text:soft-page-break/><text:span text:style-name="T2">Karpati P., Sindre G., Opdahl A.L. (2010) Visualizing Cyber Attacks with Misuse Case Maps. In: Wieringa R., Persson A. (eds) Requirements Engineering: Foundation for Software Quality. REFSQ 2010. Lecture Notes in Computer Science, vol 6182. Springer, Berlin, Heidelberg</text:span></text:p>
        </text:list-item>
      </text:list>
      <text:p text:style-name="P6"/>
      <text:list xml:id="list204755275449792" text:continue-numbering="true" text:style-name="WWNum1">
        <text:list-item>
          <text:p text:style-name="P5"><text:span text:style-name="T2">Jacobson E.R., Bernat A.R., Williams W.R., Miller B.P. (2014) Detecting Code Reuse Attacks with a Model of Conformant Program Execution. In: Jürjens J., Piessens F., Bielova N. (eds) Engineering Secure Software and Systems. ESSoS 2014. Lecture Notes in Computer Science, vol 8364. Springer, Cham</text:span></text:p>
        </text:list-item>
      </text:list>
      <text:p text:style-name="P2"/>
      <text:list xml:id="list204754782328064" text:continue-numbering="true" text:style-name="WWNum1">
        <text:list-item>
          <text:p text:style-name="P5"><text:span text:style-name="T2">Ghani H., Luna Garcia J., Petkov I., Suri N. (2014) User-Centric Security Assessment of Software Configurations: A Case Study. In: Jürjens J., Piessens F., Bielova N. (eds) Engineering Secure Software and Systems. ESSoS 2014. Lecture Notes in Computer Science, vol 8364. Springer, Cham</text:span></text:p>
        </text:list-item>
      </text:list>
      <text:p text:style-name="P6"/>
      <text:list xml:id="list204754673220695" text:continue-numbering="true" text:style-name="WWNum1">
        <text:list-item>
          <text:p text:style-name="P5"><text:span text:style-name="T2">Ricardo J. Rodríguez, José Merseguer, and Simona Bernardi. 2010. “Modelling and analysing resilience as a security issue within UML”. In Proceedings of the 2nd International Workshop on Software Engineering for Resilient Systems (SERENE '10)</text:span></text:p>
        </text:list-item>
      </text:list>
      <text:p text:style-name="P2"/>
      <text:list xml:id="list204755551532854" text:continue-numbering="true" text:style-name="WWNum1">
        <text:list-item>
          <text:p text:style-name="P5"><text:span text:style-name="T2">C. C. Burt, B. R. Bryant, R. R. Raje, A. Olson and M. Auguston, "Model driven security: unification of authorization models for fine-grain access control," Seventh IEEE International Enterprise Distributed Object Computing Conference, 2003. Proceedings., Brisbane, Queensland, Australia, 2003, pp. 159-171.</text:span></text:p>
        </text:list-item>
      </text:list>
      <text:p text:style-name="P2"/>
      <text:list xml:id="list204753938669105" text:continue-numbering="true" text:style-name="WWNum1">
        <text:list-item>
          <text:p text:style-name="P5"><text:span text:style-name="T2">Lodderstedt T., Basin D., Doser J. (2002) SecureUML: A UML-Based Modeling Language for Model-Driven Security. In: Jézéquel JM., Hussmann H., Cook S. (eds) ≪UML≫ 2002 — The Unified Modeling Language. UML 2002. Lecture Notes in Computer Science, vol 2460. Springer, Berlin, Heidelberg</text:span></text:p>
        </text:list-item>
      </text:list>
      <text:p text:style-name="P2"/>
      <text:list xml:id="list204755194936535" text:continue-numbering="true" text:style-name="WWNum1">
        <text:list-item>
          <text:p text:style-name="P5"><text:span text:style-name="T2">Jürjens J. (2002) UMLsec: Extending UML for Secure Systems Development. In: Jézéquel JM., Hussmann H., Cook S. (eds) ≪UML≫ 2002 — The Unified Modeling Language. UML 2002. Lecture Notes in Computer Science, vol 2460. Springer, Berlin, Heidelberg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portrait" fo:margin-top="1in" fo:margin-bottom="1in" fo:margin-left="0.5in" fo:margin-right="0.5in" style:writing-mode="lr-tb" style:layout-grid-color="#c0c0c0" style:layout-grid-lines="159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32" meta:word-count="1035" meta:character-count="6616" meta:non-whitespace-character-count="5640"/>
    <meta:generator>LibreOfficeDev/5.1.0.3$Linux_X86_64 LibreOffice_project/</meta:generator>
  </office:meta>
</office:document-meta>
</file>